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0.635cm" fo:margin-right="0cm" fo:margin-top="0cm" fo:margin-bottom="0cm" fo:text-indent="0cm">
        <style:tab-stops/>
      </style:paragraph-properties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weight="bold" style:font-weight-asian="bold" style:font-weight-complex="bold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fstream, vector</presentation:footer-decl>
      <presentation:footer-decl presentation:name="ftr2">CMPTxxxx</presentation:footer-decl>
      <presentation:date-time-decl presentation:name="dtd1" presentation:source="fixed">21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ile I/O and STL vector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1 January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using at the end of program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 text:style-name="P1">Common issue with <text:span text:style-name="T1">console-based</text:span> programs:</text:p>
                <text:list>
                  <text:list-item>
                    <text:p text:style-name="P1">When program finishes, it closes the console window right away</text:p>
                  </text:list-item>
                </text:list>
              </text:list-item>
              <text:list-item>
                <text:p>One solution: <text:span text:style-name="T1">PAUSE</text:span></text:p>
                <text:list>
                  <text:list-item>
                    <text:p>system(“PAUSE”);</text:p>
                  </text:list-item>
                  <text:list-item>
                    <text:p>Executes the PAUSE.EXE command</text:p>
                  </text:list-item>
                </text:list>
              </text:list-item>
              <text:list-item>
                <text:p>Or use <text:span text:style-name="T1">cin</text:span> to get and throwaway input</text:p>
              </text:list-item>
              <text:list-item>
                <text:p>MSVC++ uses this for “Win32 Console” project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ding style</text:p>
          </draw:text-box>
        </draw:frame>
        <draw:frame presentation:style-name="pr5" draw:text-style-name="P3" draw:layer="layout" svg:width="26.044cm" svg:height="14.032cm" svg:x="1.4cm" svg:y="4.507cm" presentation:class="outline" presentation:user-transformed="true">
          <draw:text-box>
            <text:list text:style-name="L2">
              <text:list-item>
                <text:p text:style-name="P1">C++ is much more <text:span text:style-name="T1">flexible</text:span> than Python</text:p>
              </text:list-item>
              <text:list-item>
                <text:p text:style-name="P1">Up to you to keep to a <text:span text:style-name="T1">consistent</text:span> coding style</text:p>
              </text:list-item>
              <text:list-item>
                <text:p text:style-name="P1">Common convention: <text:span text:style-name="T1">curly braces</text:span> (<text:span text:style-name="T2">{</text:span>) go right after the function/class name:</text:p>
                <text:list>
                  <text:list-item>
                    <text:list>
                      <text:list-item>
                        <text:p><text:span text:style-name="T3">int main() {</text:span></text:p>
                      </text:list-item>
                    </text:list>
                  </text:list-item>
                  <text:list-item>
                    <text:p>not</text:p>
                    <text:list>
                      <text:list-item>
                        <text:p><text:span text:style-name="T4">int main()</text:span></text:p>
                      </text:list-item>
                      <text:list-item>
                        <text:p><text:span text:style-name="T4">{</text:span></text:p>
                      </text:list-item>
                    </text:list>
                  </text:list-item>
                </text:list>
              </text:list-item>
              <text:list-item>
                <text:p>Naming standards: <text:span text:style-name="T2">ClassNames</text:span>, <text:span text:style-name="T2">methodNames</text:span>()</text:p>
              </text:list-item>
              <text:list-item>
                <text:p>See <text:span text:style-name="T5"><text:a xlink:href="http://twu.seanho.com/09spr/cmpt166/ticpp1/AppendixA.html">online textbook Appendix A</text:a></text:span> for more detail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++ strings</text:p>
          </draw:text-box>
        </draw:frame>
        <draw:frame presentation:style-name="pr5" draw:text-style-name="P3" draw:layer="layout" svg:width="25.199cm" svg:height="14.724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tandard library</text:span>; not part of language</text:p>
                <text:list>
                  <text:list-item>
                    <text:p text:style-name="P1">C++ lang only has <text:span text:style-name="T1">arrays of chars</text:span></text:p>
                  </text:list-item>
                  <text:list-item>
                    <text:p text:style-name="P1">But every C++ install has <text:span text:style-name="T1">&lt;string&gt;</text:span></text:p>
                    <text:list>
                      <text:list-item>
                        <text:p><text:span text:style-name="T4">#include &lt;string&gt;</text:span></text:p>
                      </text:list-item>
                      <text:list-item>
                        <text:p><text:span text:style-name="T4">void main() {</text:span></text:p>
                        <text:list>
                          <text:list-item>
                            <text:p><text:span text:style-name="T4">string s1, s2;</text:span></text:p>
                          </text:list-item>
                          <text:list-item>
                            <text:p><text:span text:style-name="T4">s1 = “Hello,”;</text:span></text:p>
                          </text:list-item>
                          <text:list-item>
                            <text:p><text:span text:style-name="T4">s2 = s1 + “ World”;</text:span></text:p>
                          </text:list-item>
                          <text:list-item>
                            <text:p><text:span text:style-name="T4">cout &lt;&lt; s2 &lt;&lt; endl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clare</text:span>, <text:span text:style-name="T1">initialize</text:span>, <text:span text:style-name="T1">concatenate</text:span> (<text:span text:style-name="T2">+</text:span>)</text:p>
              </text:list-item>
              <text:list-item>
                <text:p>Many <text:span text:style-name="T1">more</text:span> operations; see <text:span text:style-name="T5"><text:a xlink:href="http://cplusplus.com/reference/string/">library reference</text:a>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I/O in C++</text:p>
          </draw:text-box>
        </draw:frame>
        <draw:frame presentation:style-name="pr5" draw:text-style-name="P3" draw:layer="layout" svg:width="25.199cm" svg:height="14.118cm" svg:x="1.4cm" svg:y="4.507cm" presentation:class="outline" presentation:user-transformed="true">
          <draw:text-box>
            <text:list text:style-name="L2">
              <text:list-item>
                <text:p text:style-name="P1">I/O is over <text:span text:style-name="T1">streams</text:span></text:p>
                <text:list>
                  <text:list-item>
                    <text:p text:style-name="P1">Can be from <text:span text:style-name="T1">files</text:span>, <text:span text:style-name="T1">network</text:span>, other <text:span text:style-name="T1">programs</text:span>...</text:p>
                  </text:list-item>
                  <text:list-item>
                    <text:p text:style-name="P1">File I/O: <text:span text:style-name="T2">#include &lt;fstream&gt;</text:span></text:p>
                  </text:list-item>
                </text:list>
              </text:list-item>
              <text:list-item>
                <text:p><text:span text:style-name="T1">Reading</text:span> from files: creating an <text:span text:style-name="T2">ifstream</text:span> object opens a file for reading</text:p>
                <text:list>
                  <text:list-item>
                    <text:list>
                      <text:list-item>
                        <text:p><text:span text:style-name="T3">ifstream inputFile(“input.txt”);</text:span></text:p>
                      </text:list-item>
                    </text:list>
                  </text:list-item>
                  <text:list-item>
                    <text:p><text:span text:style-name="T1">Declare</text:span> an <text:span text:style-name="T2">ifstream</text:span> object called <text:span text:style-name="T2">inputFile</text:span> and <text:span text:style-name="T1">initialize</text:span> it to <text:span text:style-name="T1">open</text:span> <text:span text:style-name="T5">“input.txt”</text:span></text:p>
                  </text:list-item>
                </text:list>
              </text:list-item>
              <text:list-item>
                <text:p>Read a <text:span text:style-name="T1">line</text:span>: <text:span text:style-name="T2">getline(inputFile, myString);</text:span></text:p>
                <text:list>
                  <text:list-item>
                    <text:p>Returns <text:span text:style-name="T2">false</text:span> (<text:span text:style-name="T2">0</text:span>) if <text:span text:style-name="T1">end of fi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fstream and ofstream</text:p>
          </draw:text-box>
        </draw:frame>
        <draw:frame presentation:style-name="pr5" draw:text-style-name="P3" draw:layer="layout" svg:width="25.199cm" svg:height="14.42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Writing</text:span> to an <text:span text:style-name="T2">ofstream</text:span> is as easy as with <text:span text:style-name="T2">cout</text:span></text:p>
              </text:list-item>
              <text:list-item>
                <text:p>A simple program to <text:span text:style-name="T1">copy</text:span> one <text:span text:style-name="T1">line</text:span> at a time:</text:p>
                <text:list>
                  <text:list-item>
                    <text:p text:style-name="P5"><text:span text:style-name="T4">#include &lt;string&gt;</text:span></text:p>
                  </text:list-item>
                  <text:list-item>
                    <text:p text:style-name="P5"><text:span text:style-name="T4">#include &lt;fstream&gt;</text:span></text:p>
                  </text:list-item>
                  <text:list-item>
                    <text:p text:style-name="P5"><text:span text:style-name="T4">using namespace std;</text:span></text:p>
                  </text:list-item>
                  <text:list-item>
                    <text:p text:style-name="P5"><text:span text:style-name="T4">int main() {</text:span></text:p>
                    <text:list>
                      <text:list-item>
                        <text:p><text:span text:style-name="T4">ifstream in(“input.txt”);</text:span></text:p>
                      </text:list-item>
                      <text:list-item>
                        <text:p><text:span text:style-name="T4">ofstream out(“output.txt”);</text:span></text:p>
                      </text:list-item>
                      <text:list-item>
                        <text:p><text:span text:style-name="T4">string line;</text:span></text:p>
                      </text:list-item>
                      <text:list-item>
                        <text:p><text:span text:style-name="T4">while (getline(in, line))</text:span></text:p>
                        <text:list>
                          <text:list-item>
                            <text:p><text:span text:style-name="T4">out &lt;&lt; line &lt;&lt; endl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}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ndard C++ Library</text:p>
          </draw:text-box>
        </draw:frame>
        <draw:frame presentation:style-name="pr5" draw:text-style-name="P3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tandard</text:span> C++ Library</text:p>
                <text:list>
                  <text:list-item>
                    <text:p text:style-name="P1">Not part of C++ <text:span text:style-name="T1">language</text:span></text:p>
                  </text:list-item>
                  <text:list-item>
                    <text:p text:style-name="P1">Standard libraries <text:span text:style-name="T1">included</text:span> with every C++ installation</text:p>
                  </text:list-item>
                  <text:list-item>
                    <text:p text:style-name="P1">Lots of data structures: <text:span text:style-name="T1">sets</text:span>, <text:span text:style-name="T1">trees</text:span>, etc.</text:p>
                  </text:list-item>
                  <text:list-item>
                    <text:p text:style-name="P1">First one we'll look at: <text:span text:style-name="T2">&lt;vector&gt;</text:span></text:p>
                  </text:list-item>
                </text:list>
              </text:list-item>
              <text:list-item>
                <text:p><text:span text:style-name="T1">STL</text:span> (Standard Template Library)</text:p>
                <text:list>
                  <text:list-item>
                    <text:p text:style-name="P1">Predecessor to Std. C++ Lib.; continues to be developed</text:p>
                  </text:list-item>
                  <text:list-item>
                    <text:p text:style-name="P1">Many of the same names and AD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++ &lt;vector&gt;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 text:style-name="P1">Like a Python list: <text:span text:style-name="T1">flexible size</text:span></text:p>
              </text:list-item>
              <text:list-item>
                <text:p text:style-name="P1"><text:span text:style-name="T1">Templated</text:span>: indicate <text:span text:style-name="T1">element type</text:span> in <text:span text:style-name="T2">&lt;&gt;</text:span></text:p>
                <text:list>
                  <text:list-item>
                    <text:list>
                      <text:list-item>
                        <text:p><text:span text:style-name="T3">#include &lt;vector&gt;</text:span></text:p>
                      </text:list-item>
                      <text:list-item>
                        <text:p><text:span text:style-name="T3">vector&lt;string&gt; myParagraph;</text:span></text:p>
                      </text:list-item>
                    </text:list>
                  </text:list-item>
                </text:list>
              </text:list-item>
              <text:list-item>
                <text:p>Can treat like <text:span text:style-name="T1">stack</text:span>: push_back()</text:p>
                <text:list>
                  <text:list-item>
                    <text:list>
                      <text:list-item>
                        <text:p><text:span text:style-name="T3">myParagraph.push_back(line);</text:span></text:p>
                      </text:list-item>
                    </text:list>
                  </text:list-item>
                </text:list>
              </text:list-item>
              <text:list-item>
                <text:p>Can <text:span text:style-name="T1">access</text:span> like array: .size(), []</text:p>
                <text:list>
                  <text:list-item>
                    <text:list>
                      <text:list-item>
                        <text:p><text:span text:style-name="T4">for (int i=0; i&lt; myPar.size(); i++)</text:span></text:p>
                        <text:list>
                          <text:list-item>
                            <text:p><text:span text:style-name="T4">myPar[i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info in STL reference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2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2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8-01-21T15:22:04</meta:creation-date>
    <dc:date>2009-01-21T14:35:27</dc:date>
    <meta:editing-cycles>7</meta:editing-cycles>
    <meta:editing-duration>PT01H52M31S</meta:editing-duration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